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4583in" svg:height="4.8437in" draw:z-index="0"><draw:image xlink:href="../linked_graphic.jpg" xlink:type="simple" xlink:show="embed" xlink:actuate="onLoad" draw:filter-name="&lt;All formats&gt;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5T00:51:29.728074146</meta:creation-date>
    <dc:date>2014-12-05T00:52:15.246053533</dc:date>
    <meta:editing-duration>PT4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Dev/4.4.0.0.beta1$Linux_x86 LibreOffice_project/6e7e7d0252bf030abf758469eebdb2030cc1d315</meta:generator>
  </office:meta>
</office:document-meta>
</file>